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1c96cc"/>
    </style:style>
    <style:style style:name="gr2" style:family="graphic" style:parent-style-name="standard">
      <style:graphic-properties svg:stroke-width="0.001cm" svg:stroke-color="#add6e7" draw:fill="none" draw:fill-color="#ffffff" fo:padding-top="-0.049cm" fo:padding-bottom="-0.049cm" fo:padding-left="-0.049cm" fo:padding-right="-0.049cm"/>
    </style:style>
    <style:style style:name="gr3" style:family="graphic" style:parent-style-name="standard">
      <style:graphic-properties draw:stroke="none" svg:stroke-width="0.001cm" draw:fill-color="#3cafe4"/>
    </style:style>
    <style:style style:name="gr4" style:family="graphic" style:parent-style-name="standard">
      <style:graphic-properties draw:stroke="none" svg:stroke-width="0.001cm" draw:fill-color="#075f87"/>
    </style:style>
    <style:style style:name="gr5" style:family="graphic" style:parent-style-name="standard">
      <style:graphic-properties draw:stroke="none" svg:stroke-width="0.001cm" draw:fill-color="#131516"/>
    </style:style>
    <style:style style:name="gr6"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4.131cm" svg:y="-5cm"/>
          <draw:glue-point draw:id="5" svg:x="5cm" svg:y="-5cm"/>
          <draw:glue-point draw:id="6" svg:x="0.434cm" svg:y="-5cm"/>
          <draw:glue-point draw:id="7" svg:x="-4.986cm" svg:y="5cm"/>
          <draw:glue-point draw:id="8" svg:x="4.086cm" svg:y="5cm"/>
          <draw:glue-point draw:id="9" svg:x="-0.45cm" svg:y="5cm"/>
          <draw:glue-point draw:id="10" svg:x="-5cm" svg:y="-3.531cm"/>
          <draw:glue-point draw:id="11" svg:x="-5cm" svg:y="0.735cm"/>
          <draw:glue-point draw:id="12" svg:x="5cm" svg:y="3.181cm"/>
          <draw:glue-point draw:id="13" svg:x="5cm" svg:y="-0.912cm"/>
          <draw:glue-point draw:id="14" svg:x="-0.005cm" svg:y="-0.053cm"/>
          <draw:polygon draw:style-name="gr1" draw:layer="layout" svg:width="3.142cm" svg:height="1.706cm" svg:x="0.005cm" svg:y="0.294cm" svg:viewBox="0 0 3143 1707" draw:points="0,0 0,1707 3143,1707 3143,0">
            <text:p/>
          </draw:polygon>
          <draw:polyline draw:style-name="gr2" draw:layer="layout" svg:width="3.142cm" svg:height="1.706cm" svg:x="0.005cm" svg:y="0.294cm" svg:viewBox="0 0 3143 1707" draw:points="0,0 0,1707 3143,1707 3143,0">
            <text:p/>
          </draw:polyline>
          <draw:polygon draw:style-name="gr3" draw:layer="layout" svg:width="1.387cm" svg:height="1.468cm" svg:x="1.6cm" svg:y="0.451cm" svg:viewBox="0 0 1388 1469" draw:points="1293,523 1295,519 1298,514 1301,509 1302,504 1306,500 1307,495 1309,489 1310,484 1313,480 1315,475 1315,470 1317,464 1318,460 1319,455 1320,449 1321,444 1322,440 1323,434 1323,428 1323,423 1323,419 1323,413 1323,407 1323,402 1323,396 1323,392 1323,387 1322,381 1322,376 1321,371 1320,365 1319,359 1316,348 1313,336 1309,326 1306,316 1300,305 1295,296 1290,285 1283,276 1277,267 1271,259 1264,251 1256,242 1248,235 1239,228 1231,221 1223,215 1214,210 1205,204 1195,199 1185,195 1175,191 1164,187 1155,185 1145,181 1134,180 1123,179 1112,178 1101,177 1090,178 1079,179 1068,180 1057,181 1053,174 1050,167 1047,159 1043,152 1038,146 1035,139 1030,132 1026,126 1022,119 1016,113 1011,107 1007,102 1001,95 996,89 990,84 985,78 979,74 974,68 968,64 961,59 954,55 948,50 942,46 935,42 928,37 921,34 914,30 907,27 899,24 892,20 884,17 876,15 862,10 847,6 831,3 817,1 802,0 787,0 772,0 758,0 743,1 728,3 714,5 700,9 685,13 672,18 658,23 645,29 632,35 620,43 607,51 595,59 584,68 573,78 562,88 552,99 543,110 532,121 524,133 516,146 509,158 502,172 496,186 491,201 486,197 481,194 476,189 470,186 465,183 461,180 455,178 451,175 446,172 440,170 434,167 430,166 424,165 419,164 414,161 408,161 403,159 397,158 392,158 387,158 381,157 376,157 370,157 365,157 359,158 354,158 348,158 342,159 336,161 331,162 325,164 320,165 308,169 297,173 287,179 276,185 266,191 257,198 246,206 237,214 228,223 219,232 212,242 204,253 197,263 190,274 183,286 176,298 171,310 166,324 161,336 157,350 153,363 149,377 147,391 145,406 143,420 141,434 141,449 141,464 141,479 142,493 144,509 146,523 140,525 134,526 129,527 125,529 119,530 114,533 108,536 104,538 99,541 93,543 89,547 85,551 80,554 75,559 71,564 66,567 61,573 58,577 55,583 50,588 46,594 42,599 39,605 35,612 32,619 28,625 26,632 23,638 21,646 18,653 15,661 13,668 10,681 7,691 5,703 3,715 2,727 1,738 0,751 0,762 0,774 0,786 1,797 2,809 3,821 5,831 7,842 10,853 12,864 15,875 18,885 23,896 27,906 31,915 36,925 40,934 46,942 51,950 57,958 64,966 70,973 77,979 83,985 91,990 90,990 90,1001 90,1010 90,1020 91,1030 92,1038 93,1047 94,1057 96,1066 99,1075 100,1084 103,1093 106,1101 108,1111 112,1119 115,1128 120,1137 125,1149 133,1160 139,1171 147,1181 155,1191 163,1200 171,1209 180,1217 190,1225 198,1233 208,1239 219,1246 229,1251 238,1257 249,1261 260,1264 271,1268 281,1271 292,1273 305,1275 316,1276 327,1276 338,1276 349,1276 362,1274 372,1272 383,1270 395,1266 405,1262 417,1257 427,1252 439,1246 440,1253 443,1259 446,1266 447,1272 449,1278 453,1285 455,1291 459,1297 462,1302 465,1308 468,1314 472,1320 475,1325 480,1330 483,1336 488,1341 492,1347 496,1353 501,1357 507,1362 511,1367 516,1372 521,1377 526,1382 532,1386 537,1391 543,1395 549,1399 556,1403 562,1407 569,1412 575,1416 588,1423 604,1431 619,1438 634,1445 650,1449 666,1455 682,1458 697,1461 714,1464 730,1465 747,1467 763,1469 779,1467 795,1467 811,1465 828,1464 843,1461 860,1458 876,1453 891,1449 906,1445 921,1438 935,1431 949,1425 964,1417 976,1409 990,1400 1003,1391 1015,1380 1026,1370 1037,1360 1048,1348 1048,1349 1051,1353 1056,1355 1061,1357 1065,1359 1070,1361 1073,1362 1078,1364 1083,1366 1087,1367 1091,1368 1095,1369 1100,1369 1105,1370 1108,1372 1113,1372 1118,1372 1121,1372 1126,1372 1130,1372 1134,1370 1140,1370 1143,1369 1148,1369 1152,1368 1156,1367 1161,1365 1164,1364 1170,1362 1174,1361 1178,1359 1183,1356 1188,1354 1199,1348 1209,1340 1218,1332 1229,1324 1239,1314 1248,1304 1257,1293 1265,1281 1274,1268 1282,1256 1289,1242 1296,1227 1302,1213 1309,1197 1315,1182 1320,1165 1325,1149 1329,1132 1334,1114 1336,1096 1340,1079 1342,1060 1344,1041 1345,1023 1347,1004 1347,985 1347,966 1347,947 1344,928 1343,908 1340,890 1337,871 1339,872 1345,861 1353,851 1358,839 1364,828 1369,817 1373,806 1377,794 1380,783 1382,772 1385,759 1385,748 1387,736 1388,724 1387,712 1387,700 1385,689 1383,676 1381,665 1378,654 1375,642 1370,631 1366,620 1361,609 1355,598 1350,588 1343,579 1336,568 1328,558 1320,549 1312,541 1302,532">
            <text:p/>
          </draw:polygon>
          <draw:polygon draw:style-name="gr2" draw:layer="layout" svg:width="1.387cm" svg:height="1.468cm" svg:x="1.6cm" svg:y="0.451cm" svg:viewBox="0 0 1388 1469" draw:points="1293,523 1295,519 1298,514 1301,509 1302,504 1306,500 1307,495 1309,489 1310,484 1313,480 1315,475 1315,470 1317,464 1318,460 1319,455 1320,449 1321,444 1322,440 1323,434 1323,428 1323,423 1323,419 1323,413 1323,407 1323,402 1323,396 1323,392 1323,387 1322,381 1322,376 1321,371 1320,365 1319,359 1316,348 1313,336 1309,326 1306,316 1300,305 1295,296 1290,285 1283,276 1277,267 1271,259 1264,251 1256,242 1248,235 1239,228 1231,221 1223,215 1214,210 1205,204 1195,199 1185,195 1175,191 1164,187 1155,185 1145,181 1134,180 1123,179 1112,178 1101,177 1090,178 1079,179 1068,180 1057,181 1053,174 1050,167 1047,159 1043,152 1038,146 1035,139 1030,132 1026,126 1022,119 1016,113 1011,107 1007,102 1001,95 996,89 990,84 985,78 979,74 974,68 968,64 961,59 954,55 948,50 942,46 935,42 928,37 921,34 914,30 907,27 899,24 892,20 884,17 876,15 862,10 847,6 831,3 817,1 802,0 787,0 772,0 758,0 743,1 728,3 714,5 700,9 685,13 672,18 658,23 645,29 632,35 620,43 607,51 595,59 584,68 573,78 562,88 552,99 543,110 532,121 524,133 516,146 509,158 502,172 496,186 491,201 486,197 481,194 476,189 470,186 465,183 461,180 455,178 451,175 446,172 440,170 434,167 430,166 424,165 419,164 414,161 408,161 403,159 397,158 392,158 387,158 381,157 376,157 370,157 365,157 359,158 354,158 348,158 342,159 336,161 331,162 325,164 320,165 308,169 297,173 287,179 276,185 266,191 257,198 246,206 237,214 228,223 219,232 212,242 204,253 197,263 190,274 183,286 176,298 171,310 166,324 161,336 157,350 153,363 149,377 147,391 145,406 143,420 141,434 141,449 141,464 141,479 142,493 144,509 146,523 140,525 134,526 129,527 125,529 119,530 114,533 108,536 104,538 99,541 93,543 89,547 85,551 80,554 75,559 71,564 66,567 61,573 58,577 55,583 50,588 46,594 42,599 39,605 35,612 32,619 28,625 26,632 23,638 21,646 18,653 15,661 13,668 10,681 7,691 5,703 3,715 2,727 1,738 0,751 0,762 0,774 0,786 1,797 2,809 3,821 5,831 7,842 10,853 12,864 15,875 18,885 23,896 27,906 31,915 36,925 40,934 46,942 51,950 57,958 64,966 70,973 77,979 83,985 91,990 90,990 90,1001 90,1010 90,1020 91,1030 92,1038 93,1047 94,1057 96,1066 99,1075 100,1084 103,1093 106,1101 108,1111 112,1119 115,1128 120,1137 125,1149 133,1160 139,1171 147,1181 155,1191 163,1200 171,1209 180,1217 190,1225 198,1233 208,1239 219,1246 229,1251 238,1257 249,1261 260,1264 271,1268 281,1271 292,1273 305,1275 316,1276 327,1276 338,1276 349,1276 362,1274 372,1272 383,1270 395,1266 405,1262 417,1257 427,1252 439,1246 440,1253 443,1259 446,1266 447,1272 449,1278 453,1285 455,1291 459,1297 462,1302 465,1308 468,1314 472,1320 475,1325 480,1330 483,1336 488,1341 492,1347 496,1353 501,1357 507,1362 511,1367 516,1372 521,1377 526,1382 532,1386 537,1391 543,1395 549,1399 556,1403 562,1407 569,1412 575,1416 588,1423 604,1431 619,1438 634,1445 650,1449 666,1455 682,1458 697,1461 714,1464 730,1465 747,1467 763,1469 779,1467 795,1467 811,1465 828,1464 843,1461 860,1458 876,1453 891,1449 906,1445 921,1438 935,1431 949,1425 964,1417 976,1409 990,1400 1003,1391 1015,1380 1026,1370 1037,1360 1048,1348 1048,1349 1051,1353 1056,1355 1061,1357 1065,1359 1070,1361 1073,1362 1078,1364 1083,1366 1087,1367 1091,1368 1095,1369 1100,1369 1105,1370 1108,1372 1113,1372 1118,1372 1121,1372 1126,1372 1130,1372 1134,1370 1140,1370 1143,1369 1148,1369 1152,1368 1156,1367 1161,1365 1164,1364 1170,1362 1174,1361 1178,1359 1183,1356 1188,1354 1199,1348 1209,1340 1218,1332 1229,1324 1239,1314 1248,1304 1257,1293 1265,1281 1274,1268 1282,1256 1289,1242 1296,1227 1302,1213 1309,1197 1315,1182 1320,1165 1325,1149 1329,1132 1334,1114 1336,1096 1340,1079 1342,1060 1344,1041 1345,1023 1347,1004 1347,985 1347,966 1347,947 1344,928 1343,908 1340,890 1337,871 1339,872 1345,861 1353,851 1358,839 1364,828 1369,817 1373,806 1377,794 1380,783 1382,772 1385,759 1385,748 1387,736 1388,724 1387,712 1387,700 1385,689 1383,676 1381,665 1378,654 1375,642 1370,631 1366,620 1361,609 1355,598 1350,588 1343,579 1336,568 1328,558 1320,549 1312,541 1302,532">
            <text:p/>
          </draw:polygon>
          <draw:polygon draw:style-name="gr4" draw:layer="layout" svg:width="0.317cm" svg:height="1.998cm" svg:x="3.146cm" svg:y="0.002cm" svg:viewBox="0 0 318 1999" draw:points="0,292 0,1999 318,1635 318,0">
            <text:p/>
          </draw:polygon>
          <draw:polyline draw:style-name="gr2" draw:layer="layout" svg:width="0.317cm" svg:height="1.998cm" svg:x="3.146cm" svg:y="0.002cm" svg:viewBox="0 0 318 1999" draw:points="0,292 0,1999 318,1635 318,0">
            <text:p/>
          </draw:polyline>
          <draw:polygon draw:style-name="gr3" draw:layer="layout" svg:width="3.446cm" svg:height="0.294cm" svg:x="0cm" svg:y="0cm" svg:viewBox="0 0 3447 295" draw:points="0,295 301,0 3447,0 3146,295">
            <text:p/>
          </draw:polygon>
          <draw:polygon draw:style-name="gr2" draw:layer="layout" svg:width="3.446cm" svg:height="0.294cm" svg:x="0cm" svg:y="0cm" svg:viewBox="0 0 3447 295" draw:points="0,295 301,0 3447,0 3146,295">
            <text:p/>
          </draw:polygon>
          <draw:polygon draw:style-name="gr3" draw:layer="layout" svg:width="1.42cm" svg:height="1.468cm" svg:x="0.094cm" svg:y="0.437cm" svg:viewBox="0 0 1421 1469" draw:points="1324,524 1326,519 1329,515 1331,509 1334,505 1337,500 1338,495 1340,490 1342,485 1343,480 1345,475 1347,471 1348,465 1350,460 1351,455 1352,450 1353,445 1353,439 1353,435 1354,430 1354,424 1355,419 1355,414 1355,409 1355,403 1354,398 1354,393 1354,387 1353,382 1353,376 1352,371 1351,366 1350,361 1347,349 1343,337 1340,327 1337,317 1331,307 1326,296 1320,286 1315,277 1308,268 1300,260 1294,252 1286,243 1278,237 1270,229 1261,223 1253,216 1242,210 1233,205 1223,200 1213,195 1203,191 1193,188 1182,185 1171,183 1160,180 1150,180 1138,178 1127,178 1116,178 1105,178 1094,180 1082,183 1079,175 1075,168 1071,161 1068,154 1063,147 1060,140 1055,133 1051,126 1046,121 1041,114 1036,108 1030,102 1026,95 1020,91 1015,85 1009,79 1003,74 997,70 990,64 984,59 977,55 971,51 965,46 958,43 950,38 944,35 936,31 928,27 921,24 914,21 906,18 897,16 882,11 867,8 852,3 836,2 821,0 806,0 790,0 776,0 760,2 746,3 731,6 716,10 702,14 688,18 674,24 661,30 647,37 634,44 621,52 609,60 597,70 586,78 575,89 566,100 556,111 546,122 538,134 529,147 522,160 514,173 508,187 503,202 498,198 492,194 487,191 482,187 477,184 471,181 466,178 462,176 456,173 450,172 445,169 439,167 434,165 428,164 424,162 419,161 412,161 407,160 401,159 396,159 390,157 385,157 379,157 373,157 368,159 362,159 357,160 351,161 344,161 339,163 334,164 328,166 317,169 304,175 294,180 282,185 272,192 263,199 253,207 244,215 234,223 225,234 217,243 209,253 201,264 194,275 188,287 181,299 176,311 170,324 164,337 161,350 156,364 153,377 150,392 148,406 147,420 145,435 145,449 144,465 145,479 145,494 148,509 150,524 144,525 138,526 133,527 127,530 122,532 116,533 111,536 107,539 101,541 96,544 91,548 86,552 81,555 77,560 72,564 68,567 64,573 60,578 55,583 51,589 48,595 44,600 40,606 37,613 33,619 30,625 27,632 24,639 21,646 18,654 16,662 13,669 10,681 8,692 5,704 3,715 2,727 0,740 0,751 0,763 0,775 0,786 0,797 3,810 3,820 5,832 8,843 10,854 13,865 16,876 19,886 24,896 27,906 32,916 37,925 43,934 47,942 53,950 59,959 65,966 72,973 79,980 86,985 94,990 93,990 93,1001 93,1011 93,1020 94,1030 94,1039 95,1049 96,1057 99,1066 100,1076 102,1084 105,1092 108,1102 111,1111 115,1119 119,1128 123,1136 129,1148 136,1160 143,1171 150,1181 158,1191 167,1200 176,1210 185,1218 194,1226 204,1232 213,1240 224,1246 234,1251 245,1257 255,1262 266,1265 278,1269 289,1272 300,1273 312,1275 324,1276 334,1277 347,1277 358,1276 369,1274 381,1272 393,1270 404,1266 416,1262 427,1258 438,1252 449,1246 451,1252 454,1259 456,1266 458,1272 461,1279 463,1284 466,1291 470,1297 473,1302 476,1308 479,1314 484,1320 487,1326 491,1331 495,1336 500,1342 503,1347 508,1353 513,1357 518,1362 523,1367 528,1372 533,1377 539,1382 545,1386 551,1391 557,1394 563,1399 569,1404 575,1408 582,1412 589,1415 603,1423 619,1431 634,1438 650,1444 665,1450 681,1453 698,1458 715,1461 731,1463 748,1466 764,1468 781,1469 797,1469 814,1468 831,1466 848,1463 864,1461 879,1458 896,1453 912,1450 928,1444 943,1438 958,1431 972,1425 987,1417 1000,1409 1014,1400 1027,1391 1038,1381 1051,1371 1062,1359 1073,1348 1073,1350 1077,1353 1081,1355 1086,1357 1090,1359 1095,1361 1099,1362 1103,1364 1108,1367 1113,1367 1117,1368 1122,1369 1126,1370 1130,1371 1135,1372 1139,1372 1143,1372 1148,1372 1153,1372 1157,1372 1161,1372 1165,1371 1170,1370 1175,1369 1179,1368 1184,1367 1188,1366 1193,1364 1197,1362 1202,1361 1207,1359 1211,1356 1216,1354 1227,1348 1238,1341 1248,1333 1257,1324 1268,1314 1278,1305 1287,1292 1295,1281 1305,1269 1312,1256 1320,1243 1327,1228 1334,1213 1340,1197 1345,1182 1351,1166 1356,1149 1361,1132 1365,1114 1368,1097 1371,1079 1374,1061 1377,1042 1377,1023 1378,1004 1380,987 1378,966 1378,947 1377,928 1374,910 1372,890 1369,872 1371,872 1377,861 1385,851 1391,840 1396,829 1401,818 1406,807 1410,795 1413,783 1415,772 1417,760 1418,748 1420,737 1421,725 1421,713 1420,701 1417,689 1415,678 1414,665 1411,654 1407,643 1403,632 1399,621 1394,610 1388,598 1382,589 1374,579 1367,569 1360,559 1352,549 1343,541 1334,533">
            <text:p/>
          </draw:polygon>
          <draw:polygon draw:style-name="gr2" draw:layer="layout" svg:width="1.42cm" svg:height="1.468cm" svg:x="0.094cm" svg:y="0.437cm" svg:viewBox="0 0 1421 1469" draw:points="1324,524 1326,519 1329,515 1331,509 1334,505 1337,500 1338,495 1340,490 1342,485 1343,480 1345,475 1347,471 1348,465 1350,460 1351,455 1352,450 1353,445 1353,439 1353,435 1354,430 1354,424 1355,419 1355,414 1355,409 1355,403 1354,398 1354,393 1354,387 1353,382 1353,376 1352,371 1351,366 1350,361 1347,349 1343,337 1340,327 1337,317 1331,307 1326,296 1320,286 1315,277 1308,268 1300,260 1294,252 1286,243 1278,237 1270,229 1261,223 1253,216 1242,210 1233,205 1223,200 1213,195 1203,191 1193,188 1182,185 1171,183 1160,180 1150,180 1138,178 1127,178 1116,178 1105,178 1094,180 1082,183 1079,175 1075,168 1071,161 1068,154 1063,147 1060,140 1055,133 1051,126 1046,121 1041,114 1036,108 1030,102 1026,95 1020,91 1015,85 1009,79 1003,74 997,70 990,64 984,59 977,55 971,51 965,46 958,43 950,38 944,35 936,31 928,27 921,24 914,21 906,18 897,16 882,11 867,8 852,3 836,2 821,0 806,0 790,0 776,0 760,2 746,3 731,6 716,10 702,14 688,18 674,24 661,30 647,37 634,44 621,52 609,60 597,70 586,78 575,89 566,100 556,111 546,122 538,134 529,147 522,160 514,173 508,187 503,202 498,198 492,194 487,191 482,187 477,184 471,181 466,178 462,176 456,173 450,172 445,169 439,167 434,165 428,164 424,162 419,161 412,161 407,160 401,159 396,159 390,157 385,157 379,157 373,157 368,159 362,159 357,160 351,161 344,161 339,163 334,164 328,166 317,169 304,175 294,180 282,185 272,192 263,199 253,207 244,215 234,223 225,234 217,243 209,253 201,264 194,275 188,287 181,299 176,311 170,324 164,337 161,350 156,364 153,377 150,392 148,406 147,420 145,435 145,449 144,465 145,479 145,494 148,509 150,524 144,525 138,526 133,527 127,530 122,532 116,533 111,536 107,539 101,541 96,544 91,548 86,552 81,555 77,560 72,564 68,567 64,573 60,578 55,583 51,589 48,595 44,600 40,606 37,613 33,619 30,625 27,632 24,639 21,646 18,654 16,662 13,669 10,681 8,692 5,704 3,715 2,727 0,740 0,751 0,763 0,775 0,786 0,797 3,810 3,820 5,832 8,843 10,854 13,865 16,876 19,886 24,896 27,906 32,916 37,925 43,934 47,942 53,950 59,959 65,966 72,973 79,980 86,985 94,990 93,990 93,1001 93,1011 93,1020 94,1030 94,1039 95,1049 96,1057 99,1066 100,1076 102,1084 105,1092 108,1102 111,1111 115,1119 119,1128 123,1136 129,1148 136,1160 143,1171 150,1181 158,1191 167,1200 176,1210 185,1218 194,1226 204,1232 213,1240 224,1246 234,1251 245,1257 255,1262 266,1265 278,1269 289,1272 300,1273 312,1275 324,1276 334,1277 347,1277 358,1276 369,1274 381,1272 393,1270 404,1266 416,1262 427,1258 438,1252 449,1246 451,1252 454,1259 456,1266 458,1272 461,1279 463,1284 466,1291 470,1297 473,1302 476,1308 479,1314 484,1320 487,1326 491,1331 495,1336 500,1342 503,1347 508,1353 513,1357 518,1362 523,1367 528,1372 533,1377 539,1382 545,1386 551,1391 557,1394 563,1399 569,1404 575,1408 582,1412 589,1415 603,1423 619,1431 634,1438 650,1444 665,1450 681,1453 698,1458 715,1461 731,1463 748,1466 764,1468 781,1469 797,1469 814,1468 831,1466 848,1463 864,1461 879,1458 896,1453 912,1450 928,1444 943,1438 958,1431 972,1425 987,1417 1000,1409 1014,1400 1027,1391 1038,1381 1051,1371 1062,1359 1073,1348 1073,1350 1077,1353 1081,1355 1086,1357 1090,1359 1095,1361 1099,1362 1103,1364 1108,1367 1113,1367 1117,1368 1122,1369 1126,1370 1130,1371 1135,1372 1139,1372 1143,1372 1148,1372 1153,1372 1157,1372 1161,1372 1165,1371 1170,1370 1175,1369 1179,1368 1184,1367 1188,1366 1193,1364 1197,1362 1202,1361 1207,1359 1211,1356 1216,1354 1227,1348 1238,1341 1248,1333 1257,1324 1268,1314 1278,1305 1287,1292 1295,1281 1305,1269 1312,1256 1320,1243 1327,1228 1334,1213 1340,1197 1345,1182 1351,1166 1356,1149 1361,1132 1365,1114 1368,1097 1371,1079 1374,1061 1377,1042 1377,1023 1378,1004 1380,987 1378,966 1378,947 1377,928 1374,910 1372,890 1369,872 1371,872 1377,861 1385,851 1391,840 1396,829 1401,818 1406,807 1410,795 1413,783 1415,772 1417,760 1418,748 1420,737 1421,725 1421,713 1420,701 1417,689 1415,678 1414,665 1411,654 1407,643 1403,632 1399,621 1394,610 1388,598 1382,589 1374,579 1367,569 1360,559 1352,549 1343,541 1334,533">
            <text:p/>
          </draw:polygon>
          <draw:polygon draw:style-name="gr5" draw:layer="layout" svg:width="0.668cm" svg:height="0.188cm" svg:x="2.092cm" svg:y="1.078cm" svg:viewBox="0 0 669 189" draw:points="0,51 0,137 574,137 574,189 669,95 574,0 574,51">
            <text:p/>
          </draw:polygon>
          <draw:polygon draw:style-name="gr5" draw:layer="layout" svg:width="0.623cm" svg:height="0.366cm" svg:x="2.049cm" svg:y="0.71cm" svg:viewBox="0 0 624 367" draw:points="499,0 521,47 0,290 36,367 556,123 578,170 624,47">
            <text:p/>
          </draw:polygon>
          <draw:polygon draw:style-name="gr5" draw:layer="layout" svg:width="0.623cm" svg:height="0.365cm" svg:x="2.049cm" svg:y="1.262cm" svg:viewBox="0 0 624 366" draw:points="499,366 521,319 0,77 36,0 556,241 578,195 624,319">
            <text:p/>
          </draw:polygon>
          <draw:polygon draw:style-name="gr6" draw:layer="layout" svg:width="0.668cm" svg:height="0.188cm" svg:x="2.105cm" svg:y="1.091cm" svg:viewBox="0 0 669 189" draw:points="0,52 0,137 575,137 575,189 669,95 575,0 575,52">
            <text:p/>
          </draw:polygon>
          <draw:polygon draw:style-name="gr6" draw:layer="layout" svg:width="0.624cm" svg:height="0.366cm" svg:x="2.064cm" svg:y="0.723cm" svg:viewBox="0 0 625 367" draw:points="498,0 520,47 0,290 36,367 557,124 578,172 625,47">
            <text:p/>
          </draw:polygon>
          <draw:polygon draw:style-name="gr6" draw:layer="layout" svg:width="0.624cm" svg:height="0.366cm" svg:x="2.064cm" svg:y="1.275cm" svg:viewBox="0 0 625 367" draw:points="498,367 520,319 0,77 36,0 557,242 578,196 625,320">
            <text:p/>
          </draw:polygon>
          <draw:polygon draw:style-name="gr5" draw:layer="layout" svg:width="0.668cm" svg:height="0.188cm" svg:x="0.391cm" svg:y="1.078cm" svg:viewBox="0 0 669 189" draw:points="669,52 669,137 94,137 94,189 0,95 94,0 94,52">
            <text:p/>
          </draw:polygon>
          <draw:polygon draw:style-name="gr5" draw:layer="layout" svg:width="0.623cm" svg:height="0.366cm" svg:x="0.477cm" svg:y="0.71cm" svg:viewBox="0 0 624 367" draw:points="126,0 103,47 624,290 588,367 67,124 45,171 0,46">
            <text:p/>
          </draw:polygon>
          <draw:polygon draw:style-name="gr5" draw:layer="layout" svg:width="0.623cm" svg:height="0.366cm" svg:x="0.477cm" svg:y="1.262cm" svg:viewBox="0 0 624 367" draw:points="126,367 103,319 624,77 588,0 67,242 45,195 0,319">
            <text:p/>
          </draw:polygon>
          <draw:polygon draw:style-name="gr6" draw:layer="layout" svg:width="0.668cm" svg:height="0.188cm" svg:x="0.377cm" svg:y="1.092cm" svg:viewBox="0 0 669 189" draw:points="669,52 669,137 94,137 94,189 0,96 94,0 94,52">
            <text:p/>
          </draw:polygon>
          <draw:polygon draw:style-name="gr6" draw:layer="layout" svg:width="0.623cm" svg:height="0.365cm" svg:x="0.463cm" svg:y="0.724cm" svg:viewBox="0 0 624 366" draw:points="125,0 103,47 624,289 589,366 68,124 45,171 0,46">
            <text:p/>
          </draw:polygon>
          <draw:polygon draw:style-name="gr6" draw:layer="layout" svg:width="0.623cm" svg:height="0.367cm" svg:x="0.463cm" svg:y="1.275cm" svg:viewBox="0 0 624 368" draw:points="125,368 103,320 624,77 589,0 68,243 45,196 0,320">
            <text:p/>
          </draw:polygon>
          <draw:polygon draw:style-name="gr5" draw:layer="layout" svg:width="0.763cm" svg:height="0.252cm" svg:x="1.188cm" svg:y="1.011cm" svg:viewBox="0 0 764 253" draw:points="764,128 670,0 670,52 93,52 93,0 0,128 93,253 93,202 670,201 670,253">
            <text:p/>
          </draw:polygon>
          <draw:polygon draw:style-name="gr6" draw:layer="layout" svg:width="0.763cm" svg:height="0.252cm" svg:x="1.199cm" svg:y="1.027cm" svg:viewBox="0 0 764 253" draw:points="764,127 669,0 669,51 94,52 94,0 0,127 94,253 94,201 669,200 669,253">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ontent Service Switch 1100</dc:title>
    <meta:creation-date>2011-02-07T16:34:55</meta:creation-date>
    <meta:editing-duration>P0D</meta:editing-duration>
    <meta:editing-cycles>1</meta:editing-cycles>
    <meta:document-statistic meta:object-count="25"/>
    <meta:generator>OpenOffice.org/3.3$Linux OpenOffice.org_project/330m20$Build-9567</meta:generator>
  </office:meta>
</office:document-meta>
</file>